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33CE31184A69AB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7.198cm" svg:x="0.978cm" svg:y="1.389cm">
          <draw:image xlink:href="Pictures/10000000000006400000038433CE31184A69AB0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16:19:56.668000000</meta:creation-date>
    <dc:date>2020-11-09T16:55:49.217000000</dc:date>
    <meta:editing-duration>PT25M19S</meta:editing-duration>
    <meta:editing-cycles>2</meta:editing-cycles>
    <meta:generator>LibreOffice/6.0.4.2$Windows_X86_64 LibreOffice_project/9b0d9b32d5dcda91d2f1a96dc04c645c450872bf</meta:generator>
    <meta:document-statistic meta:object-count="1"/>
  </office:meta>
</office:document-meta>
</file>